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a1be" officeooo:paragraph-rsid="0006a1be"/>
    </style:style>
    <style:style style:name="P2" style:family="paragraph" style:parent-style-name="Heading_20_3">
      <style:text-properties officeooo:rsid="0006a1be" officeooo:paragraph-rsid="0006a1be"/>
    </style:style>
    <style:style style:name="P3" style:family="paragraph" style:parent-style-name="Standard" style:list-style-name="L1">
      <style:text-properties officeooo:rsid="0006a1be" officeooo:paragraph-rsid="0006a1b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rsid="0006a4f9" officeooo:paragraph-rsid="0006a4f9"/>
    </style:style>
    <style:style style:name="P6" style:family="paragraph" style:parent-style-name="Standard" style:list-style-name="L2">
      <style:text-properties officeooo:rsid="0006a4f9" officeooo:paragraph-rsid="0006a4f9"/>
    </style:style>
    <style:style style:name="P7" style:family="paragraph" style:parent-style-name="Standard" style:list-style-name="L3">
      <style:text-properties officeooo:rsid="0006a4f9" officeooo:paragraph-rsid="0006a4f9"/>
    </style:style>
    <style:style style:name="P8" style:family="paragraph" style:parent-style-name="Standard" style:list-style-name="L4">
      <style:text-properties officeooo:rsid="0006a4f9" officeooo:paragraph-rsid="0006a4f9"/>
    </style:style>
    <style:style style:name="P9" style:family="paragraph" style:parent-style-name="Standard" style:list-style-name="L5">
      <style:text-properties officeooo:rsid="0007054c" officeooo:paragraph-rsid="0007054c"/>
    </style:style>
    <style:style style:name="T1" style:family="text">
      <style:text-properties officeooo:rsid="00096f27"/>
    </style:style>
    <style:style style:name="T2" style:family="text">
      <style:text-properties officeooo:rsid="000a3807"/>
    </style:style>
    <style:style style:name="T3" style:family="text">
      <style:text-properties officeooo:rsid="000b1e01"/>
    </style:style>
    <style:style style:name="T4" style:family="text">
      <style:text-properties officeooo:rsid="000bb0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map with firewall</text:h>
      <text:h text:style-name="P2" text:outline-level="3">SYN Scan</text:h>
      <text:list xml:id="list356501717" text:style-name="L1">
        <text:list-item>
          <text:p text:style-name="P4">For both Linux and Windows if port is open works the same way as no firewall</text:p>
        </text:list-item>
        <text:list-item>
          <text:p text:style-name="P3">If port is closed:</text:p>
          <text:list>
            <text:list-item>
              <text:p text:style-name="P3">On Windows drops packet (nmap shows filtered)</text:p>
            </text:list-item>
            <text:list-item>
              <text:p text:style-name="P3">On Linux sends back RST (nmap shows closed)</text:p>
              <text:list>
                <text:list-item>
                  <text:p text:style-name="P5">Sometimes firewall will forge a RST to make it appear port is closed when it’s actually filtered</text:p>
                </text:list-item>
              </text:list>
            </text:list-item>
          </text:list>
        </text:list-item>
      </text:list>
      <text:h text:style-name="P2" text:outline-level="3">Connect</text:h>
      <text:list xml:id="list783164388" text:style-name="L2">
        <text:list-item>
          <text:p text:style-name="P6">I think if open works the same as unfiltered</text:p>
        </text:list-item>
        <text:list-item>
          <text:p text:style-name="P6">If closed nothing comes back (nmap shows filtered)</text:p>
        </text:list-item>
      </text:list>
      <text:h text:style-name="P2" text:outline-level="3">ACK</text:h>
      <text:list xml:id="list2210087429" text:style-name="L3">
        <text:list-item>
          <text:p text:style-name="P7">For both Linux and Windows both open and closed nothing is returned (nmap shows filtered)</text:p>
        </text:list-item>
      </text:list>
      <text:h text:style-name="P2" text:outline-level="3">NULL/FIN/XMAS</text:h>
      <text:list xml:id="list2246043928" text:style-name="L5">
        <text:list-item>
          <text:p text:style-name="P9">Both Linux and Windows if open or closed, nothing is sent back (nmap shows open|filtered)</text:p>
        </text:list-item>
      </text:list>
      <text:h text:style-name="P2" text:outline-level="3">UDP</text:h>
      <text:list xml:id="list31400484" text:style-name="L4">
        <text:list-item>
          <text:p text:style-name="P8">If port is open</text:p>
          <text:list>
            <text:list-item>
              <text:p text:style-name="P8">Windows <text:span text:style-name="T2">nothing comes back</text:span><text:span text:style-name="T1"> (nmap shows open|filtered</text:span><text:span text:style-name="T3">)</text:span></text:p>
            </text:list-item>
            <text:list-item>
              <text:p text:style-name="P8">Linux <text:span text:style-name="T4">I think get response back (nmap shows open)</text:span></text:p>
            </text:list-item>
          </text:list>
        </text:list-item>
        <text:list-item>
          <text:p text:style-name="P8">For both Linux and Windows if port is closed nothing comes back (nmap shows open|filtered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9:31:25.102289333</meta:creation-date>
    <dc:date>2025-07-28T09:45:01.387000518</dc:date>
    <meta:editing-duration>PT13M33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156" meta:character-count="822" meta:non-whitespace-character-count="698"/>
  </office:meta>
</office:document-meta>
</file>